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58d1" officeooo:paragraph-rsid="001e58d1"/>
    </style:style>
    <style:style style:name="P2" style:family="paragraph" style:parent-style-name="Standard">
      <style:paragraph-properties fo:text-align="center" style:justify-single-word="false"/>
      <style:text-properties officeooo:rsid="001e58d1" officeooo:paragraph-rsid="001e58d1"/>
    </style:style>
    <style:style style:name="P3" style:family="paragraph" style:parent-style-name="Standard">
      <style:text-properties officeooo:rsid="001f6cc4" officeooo:paragraph-rsid="001f6cc4"/>
    </style:style>
    <style:style style:name="P4" style:family="paragraph" style:parent-style-name="Standard">
      <style:text-properties officeooo:rsid="001f96f0" officeooo:paragraph-rsid="00201963"/>
    </style:style>
    <style:style style:name="T1" style:family="text">
      <style:text-properties officeooo:rsid="001f96f0"/>
    </style:style>
    <style:style style:name="T2" style:family="text">
      <style:text-properties officeooo:rsid="0020196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quations as Algebraic Objects</text:p>
      <text:p text:style-name="P2">by Sven Nilsen, 2019</text:p>
      <text:p text:style-name="P1"/>
      <text:p text:style-name="P1">It is common to think of algebraic objects as some kind of numbers or generalization of numbers. However, equations are algebraic objects without the corresponding number semantics. Instead, equations preserve truth value under algebraic transformations.</text:p>
      <text:p text:style-name="P1"/>
      <text:p text:style-name="P1">For example, consider the following:</text:p>
      <text:p text:style-name="P1"><text:tab/><text:tab/></text:p>
      <text:p text:style-name="P1"><text:tab/><text:tab/>x = 3</text:p>
      <text:p text:style-name="P1"/>
      <text:p text:style-name="P1">Now, think about this equation as an object `E`:</text:p>
      <text:p text:style-name="P1"/>
      <text:p text:style-name="P1"><text:tab/><text:tab/>E = “x = 3”</text:p>
      <text:p text:style-name="P1"/>
      <text:p text:style-name="P1">When adding a number to both sides of an equation, e.g. `+ 2`:</text:p>
      <text:p text:style-name="P1"/>
      <text:p text:style-name="P1"><text:tab/><text:tab/>x + 2 = 3 + 2</text:p>
      <text:p text:style-name="P1"><text:tab/><text:tab/>x + 2 = 5</text:p>
      <text:p text:style-name="P1"/>
      <text:p text:style-name="P1">One can think about this as the following algebraic transformation on the equation `E`:</text:p>
      <text:p text:style-name="P1"/>
      <text:p text:style-name="P1"><text:tab/><text:tab/>E + 2</text:p>
      <text:p text:style-name="P1"/>
      <text:p text:style-name="P1">This gives a new equation `E’`:</text:p>
      <text:p text:style-name="P1"/>
      <text:p text:style-name="P1"><text:tab/><text:tab/>E’ = E + 2</text:p>
      <text:p text:style-name="P1"/>
      <text:p text:style-name="P3">When we perform operations to equations, we create new equation objects, such that the truth values before and after the transformation are the same:</text:p>
      <text:p text:style-name="P3"/>
      <text:p text:style-name="P3"><text:tab/><text:tab/>E : [<text:span text:style-name="T2">truth_value</text:span>] a<text:tab/><text:tab/>&lt;=&gt;<text:tab/><text:tab/>E’ : [<text:span text:style-name="T2">truth_value</text:span>] a</text:p>
      <text:p text:style-name="P4"/>
      <text:p text:style-name="P4">This <text:span text:style-name="T2">property </text:span><text:s/>means that <text:span text:style-name="T2">equations can be generalized for truth values other than booleans.</text:span></text:p>
      <text:p text:style-name="P4"/>
      <text:p text:style-name="P3"><text:span text:style-name="T1">A</text:span>ny operator one can do to both sides of the equation <text:span text:style-name="T1">that preserves the structure of the truth value, is a valid algebraic transformation. This means that operations that erases information about the truth values are invalid, e.g. when multiplying with `0` at both sides:</text:span></text:p>
      <text:p text:style-name="P3"/>
      <text:p text:style-name="P3"><text:tab/><text:tab/><text:span text:style-name="T1">x = 3<text:tab/><text:tab/><text:tab/>True if and only if `x = 3`</text:span></text:p>
      <text:p text:style-name="P3"><text:tab/><text:tab/><text:span text:style-name="T1">x · 0 = 3 · 0<text:tab/><text:tab/>Invalid algebraic transformation of equation</text:span></text:p>
      <text:p text:style-name="P3"><text:tab/><text:tab/><text:span text:style-name="T1">0 = 0<text:tab/><text:tab/><text:tab/>Always true</text:span></text:p>
      <text:p text:style-name="P3"/>
      <text:p text:style-name="P4">The whole point of transforming equations is to prove that the original equation is `true` if the resulting equation is `true`, or to prove that the original equation is `false` if the resulting equation is `false`. Therefore, it is meaningful only if the truth value is preser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5:13:55.082547000</meta:creation-date>
    <dc:date>2019-04-19T15:53:15.201916000</dc:date>
    <meta:editing-duration>PT8M9S</meta:editing-duration>
    <meta:editing-cycles>1</meta:editing-cycles>
    <meta:document-statistic meta:table-count="0" meta:image-count="0" meta:object-count="0" meta:page-count="1" meta:paragraph-count="23" meta:word-count="285" meta:character-count="1596" meta:non-whitespace-character-count="1303"/>
    <meta:generator>LibreOffice/5.1.2.2$MacOSX_X86_64 LibreOffice_project/d3bf12ecb743fc0d20e0be0c58ca359301eb705f</meta:generator>
  </office:meta>
</office:document-meta>
</file>